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5" style:family="table-cell">
      <style:table-cell-properties fo:background-color="#e6e64c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0" style:family="table-cell">
      <style:table-cell-properties fo:background-color="#0099ff" fo:padding="0.097cm" fo:border="0.002cm solid #000000">
        <style:background-image/>
      </style:table-cell-properties>
    </style:style>
    <style:style style:name="Tabell2.A11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2" style:family="table-cell">
      <style:table-cell-properties fo:padding="0.097cm" fo:border-left="0.002cm solid #000000" fo:border-right="none" fo:border-top="none" fo:border-bottom="0.002cm solid #000000"/>
    </style:style>
    <style:style style:name="Tabell2.F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3</text:p>
          </table:table-cell>
          <table:table-cell table:style-name="Tabell2.A2" office:value-type="string">
            <text:p text:style-name="P2">Placera om vissa föremål i rum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3" office:value-type="string">
            <text:p text:style-name="P2">K-3.12</text:p>
          </table:table-cell>
          <table:table-cell table:style-name="Tabell2.A3" office:value-type="string">
            <text:p text:style-name="P2">Ny layout och design</text:p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5h</text:p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F3" table:number-columns-spanned="6" office:value-type="string">
            <text:p text:style-name="P2">↑Finns mycket att göra här, försök att fokusera på de större bitarna↑<text:line-break/>-Nya färger på texter/boxar<text:line-break/>-Nya knappar<text:line-break/>-Nytt typsni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K-3.10</text:p>
          </table:table-cell>
          <table:table-cell table:style-name="Tabell2.A5" office:value-type="string">
            <text:p text:style-name="P2">Namn/gramatik som är felplacerade i intervjuer</text:p>
          </table:table-cell>
          <table:table-cell table:style-name="Tabell2.A5" office:value-type="string">
            <text:p text:style-name="Table_20_Contents">Ej påbörjad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F5" table:number-columns-spanned="6" office:value-type="string">
            <text:p text:style-name="P2">↑Skumma igenom, denna kommer torligtvis ej ta 5h. Man kan lägga ner mycket tid på den, eller lite. Finns mycket att göra men risken är lite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3" office:value-type="string">
            <text:p text:style-name="P2">K-3.9</text:p>
          </table:table-cell>
          <table:table-cell table:style-name="Tabell2.A3" office:value-type="string">
            <text:p text:style-name="P2">"faild to load resource:..." i console + frysning av spelet...</text:p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2h</text:p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F3" table:number-columns-spanned="6" office:value-type="string">
            <text:p text:style-name="P2">↑Hittades när sidan lästes in över dropbox, måste testa med dålig anslutning eller bättre sida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3" office:value-type="string">
            <text:p text:style-name="P2">K-3.8 </text:p>
          </table:table-cell>
          <table:table-cell table:style-name="Tabell2.A3" office:value-type="string">
            <text:p text:style-name="P2">finns behov av mer tidspoäng? </text:p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1h</text:p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A10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  <text:p text:style-name="P3">-En funktion som gör att man kan få tillgång till ny dialog när en viss dialog nån stanns har sagts..</text:p>
            <text:p text:style-name="P3">-Byta namn på alla bedrooms i current room...</text:p>
            <text:p text:style-name="P3">-"Uncaught TypeError: Cannot read property 'name' of undefined"&lt;- när tom container trycks på..</text:p>
            <text:p text:style-name="P3">-Vid dialog om ledtråd så ska man tas tillbaka till ledtråden när IhaveToGo-knapp används...</text:p>
            <text:p text:style-name="P3">X-Nergråad HU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1" table:number-columns-spanned="6" office:value-type="string">
            <text:p text:style-name="P3">Nergråad Hud = 1h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Summa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sedan föregående iteration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>220h</text:p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totalt i projektet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Kvar</text:p>
          </table:table-cell>
          <table:table-cell table:style-name="Tabell2.A12" office:value-type="string">
            <text:p text:style-name="Table_20_Contents"/>
          </table:table-cell>
          <table:table-cell table:style-name="Tabell2.F12" table:number-columns-spanned="2" office:value-type="string">
            <text:p text:style-name="Table_20_Contents">20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3389770158771136383" text:style-name="L1">
              <text:list-header>
                <text:p text:style-name="P9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4268762" text:continue-numbering="true" text:style-name="L1">
              <text:list-header>
                <text:p text:style-name="P7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4281975" text:continue-numbering="true" text:style-name="L1">
              <text:list-header>
                <text:p text:style-name="P7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4279386" text:continue-numbering="true" text:style-name="L1">
              <text:list-header>
                <text:p text:style-name="P7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4280826" text:continue-numbering="true" text:style-name="L1">
              <text:list-header>
                <text:p text:style-name="P8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4292334" text:continue-numbering="true" text:style-name="L1">
              <text:list-header>
                <text:p text:style-name="P7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4268932" text:continue-numbering="true" text:style-name="L1">
              <text:list-header>
                <text:p text:style-name="P7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4277403" text:continue-numbering="true" text:style-name="L1">
              <text:list-header>
                <text:p text:style-name="P7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4276542" text:continue-numbering="true" text:style-name="L1">
              <text:list-header>
                <text:p text:style-name="P8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277844" text:continue-numbering="true" text:style-name="L1">
              <text:list-header>
                <text:p text:style-name="P8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273680" text:continue-numbering="true" text:style-name="L1">
              <text:list-header>
                <text:p text:style-name="P8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282898" text:continue-numbering="true" text:style-name="L1">
              <text:list-header>
                <text:p text:style-name="P8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2DT16H23M29S</meta:editing-duration>
    <meta:editing-cycles>264</meta:editing-cycles>
    <meta:generator>OpenOffice.org/3.4.1$Win32 OpenOffice.org_project/341m1$Build-9593</meta:generator>
    <dc:date>2014-07-30T14:12:02.84</dc:date>
    <meta:document-statistic meta:table-count="2" meta:image-count="0" meta:object-count="0" meta:page-count="3" meta:paragraph-count="117" meta:word-count="735" meta:character-count="4290"/>
    <meta:user-defined meta:name="Info 1"/>
    <meta:user-defined meta:name="Info 2"/>
    <meta:user-defined meta:name="Info 3"/>
    <meta:user-defined meta:name="Info 4"/>
  </office:meta>
</office:document-meta>
</file>